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8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TipoIda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imeningocócica C conjug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pneumocócica 10 valente conjuga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CG-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TP(tríplice bacteriana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bre Amarel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patitie 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s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C (tríplice viral, MMR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s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travalente (DTP + Hib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s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OP(vacina oral contra a poliomelite – Sabin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s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ORH (vacina oral contra rotavírus humano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eses</text:p>
          </table:table-cell>
        </table:table-row>
      </table:table>
      <table:named-expressions/>
      <table:database-ranges>
        <table:database-range table:name="__Anonymous_Sheet_DB__0" table:target-range-address="Planilha1.B1:Planilha1.B10485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/00/0000</text:date>, <text:time style:data-style-name="N2" text:time-value="19:17:23.5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20:40:57.377000000</meta:creation-date>
    <dc:date>2018-11-02T19:28:01.788000000</dc:date>
    <meta:editing-duration>PT18M29S</meta:editing-duration>
    <meta:editing-cycles>3</meta:editing-cycles>
    <meta:generator>LibreOffice/5.4.2.2$Windows_X86_64 LibreOffice_project/22b09f6418e8c2d508a9eaf86b2399209b0990f4</meta:generator>
    <meta:document-statistic meta:table-count="1" meta:cell-count="44" meta:object-count="0"/>
  </office:meta>
</office:document-meta>
</file>